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46cm" fo:min-width="0cm"/>
      <style:paragraph-properties style:writing-mode="lr-tb"/>
    </style:style>
    <style:style style:name="gr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1cm"/>
      <style:paragraph-properties style:writing-mode="lr-tb"/>
    </style:style>
    <style:style style:name="gr6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" style:family="graphic" style:parent-style-name="standard">
      <style:graphic-properties draw:fill-color="#ffb66c" draw:textarea-horizontal-align="justify" draw:textarea-vertical-align="middle" draw:auto-grow-height="false" fo:min-height="0.654cm" fo:min-width="2.1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0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1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8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8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8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6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022cm"/>
      <style:paragraph-properties style:writing-mode="lr-tb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1.15cm" fo:min-width="22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1.15cm" fo:min-width="9.7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1.15cm" fo:min-width="9.5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95cm" fo:min-width="3.7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95cm" fo:min-width="1.68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standard">
      <style:graphic-properties draw:fill-color="#ffffa6" draw:textarea-horizontal-align="justify" draw:textarea-vertical-align="middle" draw:auto-grow-height="false" fo:min-height="1.25cm" fo:min-width="11.3cm"/>
    </style:style>
    <style:style style:name="gr39" style:family="graphic" style:parent-style-name="standard">
      <style:graphic-properties draw:fill-color="#ffffa6" draw:textarea-horizontal-align="justify" draw:textarea-vertical-align="middle" draw:auto-grow-height="false" fo:min-height="1.15cm" fo:min-width="4.2cm"/>
    </style:style>
    <style:style style:name="gr40" style:family="graphic" style:parent-style-name="standard">
      <style:graphic-properties draw:fill-color="#ffffa6" draw:textarea-horizontal-align="justify" draw:textarea-vertical-align="middle" draw:auto-grow-height="false" fo:min-height="0.95cm" fo:min-width="1.688cm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  <style:text-properties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OpenSans" fo:font-size="12pt"/>
    </style:style>
    <style:style style:name="P19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style:font-name="OpenSans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weight="bold"/>
    </style:style>
    <style:style style:name="T7" style:family="text">
      <style:text-properties style:font-name="OpenSans"/>
    </style:style>
    <style:style style:name="T8" style:family="text">
      <style:text-properties style:font-name="Open Sans" fo:font-size="18pt"/>
    </style:style>
    <style:style style:name="T9" style:family="text">
      <style:text-properties style:font-name="OpenSans" fo:font-size="14pt" style:font-size-asian="14pt" style:font-size-complex="14pt"/>
    </style:style>
    <style:style style:name="T10" style:family="text">
      <style:text-properties style:font-name="OpenSans" fo:font-size="14pt"/>
    </style:style>
    <style:style style:name="T11" style:family="text">
      <style:text-properties style:font-name="OpenSans" fo:font-size="12pt"/>
    </style:style>
    <style:style style:name="T12" style:family="text">
      <style:text-properties style:font-name="Open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earching Technique</text:span><text:span text:style-name="T1"> – Binary 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Binary Search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5.6cm" svg:height="1.362cm" svg:x="1.8cm" svg:y="3.238cm">
          <draw:text-box>
            <text:p xml:id="id2" text:id="id2"><text:span text:style-name="T6">Binary Search </text:span></text:p>
          </draw:text-box>
        </draw:frame>
        <draw:frame draw:style-name="gr4" draw:text-style-name="P9" draw:layer="layout" svg:width="26.8cm" svg:height="10.196cm" svg:x="0.6cm" svg:y="4.209cm">
          <draw:text-box>
            <text:list text:style-name="L3">
              <text:list-item>
                <text:p xml:id="id3" text:id="id3" text:style-name="P7"><text:span text:style-name="T7">It is very fast and Efficient Searching Technique.</text:span></text:p>
              </text:list-item>
              <text:list-item>
                <text:p xml:id="id4" text:id="id4" text:style-name="P8"><text:span text:style-name="T7">List should be in a sorted order.</text:span></text:p>
              </text:list-item>
              <text:list-item>
                <text:p xml:id="id5" text:id="id5" text:style-name="P8"><text:span text:style-name="T7">The algorithm starts searching with middle element.</text:span></text:p>
              </text:list-item>
              <text:list-item>
                <text:p xml:id="id6" text:id="id6" text:style-name="P8"><text:span text:style-name="T7">If the item is less than the middle element,it starts over searching the first half of the list.</text:span></text:p>
              </text:list-item>
              <text:list-item>
                <text:p xml:id="id7" text:id="id7" text:style-name="P8"><text:span text:style-name="T7">If the item is greater than the middle element,the search starts over starting with the middle element in the second half of the list.</text:span></text:p>
              </text:list-item>
              <text:list-item>
                <text:p xml:id="id8" text:id="id8" text:style-name="P8"><text:span text:style-name="T7">It then continues having the list until the item is found.</text:span></text:p>
                <text:p text:style-name="P8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9" text:id="id9"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5" draw:text-style-name="P11" xml:id="id10" draw:id="id10" draw:layer="layout" svg:width="3.6cm" svg:height="1.115cm" svg:x="2.4cm" svg:y="3.8cm">
          <draw:text-box>
            <text:p text:style-name="P10"><text:span text:style-name="T8">arr[</text:span><text:span text:style-name="T8">SIZE</text:span><text:span text:style-name="T8">] </text:span></text:p>
          </draw:text-box>
        </draw:frame>
        <draw:g xml:id="id11" draw:id="id11"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</text:span><text:span text:style-name="T9">= 10</text:span></text:p>
            </draw:text-box>
          </draw:frame>
        </draw:g>
        <draw:g xml:id="id13" draw:id="id13">
          <draw:custom-shape draw:style-name="gr8" draw:text-style-name="P14" draw:layer="layout" svg:width="2.749cm" svg:height="1cm" svg:x="10.123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79cm">
            <draw:text-box>
              <text:p><text:span text:style-name="T9"><text:s/></text:span><text:span text:style-name="T9">key=5</text:span></text:p>
            </draw:text-box>
          </draw:frame>
        </draw:g>
        <draw:g xml:id="id12" draw:id="id12">
          <draw:g>
            <draw:custom-shape draw:style-name="gr10" draw:text-style-name="P15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3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3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3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cm 7.677cm)">
            <draw:text-box>
              <text:p><text:span text:style-name="T10">arr[9]</text:span></text:p>
            </draw:text-box>
          </draw:frame>
        </draw:g>
        <draw:g xml:id="id14" draw:id="id14">
          <draw:line draw:style-name="gr12" draw:text-style-name="P17" draw:layer="layout" svg:x1="4.8cm" svg:y1="8.8cm" svg:x2="4.8cm" svg:y2="7.9cm">
            <text:p/>
          </draw:line>
          <draw:frame draw:style-name="gr13" draw:text-style-name="P9" draw:layer="layout" svg:width="1.45cm" svg:height="0.962cm" svg:x="4.1cm" svg:y="8.7cm">
            <draw:text-box>
              <text:p>low</text:p>
            </draw:text-box>
          </draw:frame>
        </draw:g>
        <draw:g xml:id="id15" draw:id="id15">
          <draw:frame draw:style-name="gr14" draw:text-style-name="P9" draw:layer="layout" svg:width="1.696cm" svg:height="0.962cm" svg:x="20.5cm" svg:y="8.538cm">
            <draw:text-box>
              <text:p>high</text:p>
            </draw:text-box>
          </draw:frame>
          <draw:line draw:style-name="gr12" draw:text-style-name="P17" draw:layer="layout" svg:x1="21.2cm" svg:y1="8.7cm" svg:x2="21.2cm" svg:y2="7.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6" text:id="id16"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xml:id="id17" draw:id="id17" draw:layer="layout" svg:width="3.6cm" svg:height="1.115cm" svg:x="2.4cm" svg:y="3.8cm">
          <draw:text-box>
            <text:p><text:span text:style-name="T8">arr[SIZE] </text:span></text:p>
          </draw:text-box>
        </draw:frame>
        <draw:g xml:id="id18" draw:id="id18"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 xml:id="id20" draw:id="id20">
          <draw:custom-shape draw:style-name="gr8" draw:text-style-name="P14" draw:layer="layout" svg:width="2.749cm" svg:height="1cm" svg:x="10.123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79cm">
            <draw:text-box>
              <text:p><text:span text:style-name="T9"><text:s/></text:span><text:span text:style-name="T9">key=5</text:span></text:p>
            </draw:text-box>
          </draw:frame>
        </draw:g>
        <draw:g xml:id="id19" draw:id="id19">
          <draw:g>
            <draw:custom-shape draw:style-name="gr10" draw:text-style-name="P15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3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3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3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cm 7.677cm)">
            <draw:text-box>
              <text:p><text:span text:style-name="T10">arr[9]</text:span></text:p>
            </draw:text-box>
          </draw:frame>
        </draw:g>
        <draw:g xml:id="id21" draw:id="id21">
          <draw:line draw:style-name="gr12" draw:text-style-name="P17" draw:layer="layout" svg:x1="4.8cm" svg:y1="8.8cm" svg:x2="4.8cm" svg:y2="7.9cm">
            <text:p/>
          </draw:line>
          <draw:frame draw:style-name="gr13" draw:text-style-name="P9" draw:layer="layout" svg:width="1.45cm" svg:height="0.962cm" svg:x="4.1cm" svg:y="8.7cm">
            <draw:text-box>
              <text:p>low</text:p>
            </draw:text-box>
          </draw:frame>
        </draw:g>
        <draw:g xml:id="id22" draw:id="id22">
          <draw:frame draw:style-name="gr14" draw:text-style-name="P9" draw:layer="layout" svg:width="1.696cm" svg:height="0.962cm" svg:x="20.5cm" svg:y="8.538cm">
            <draw:text-box>
              <text:p>high</text:p>
            </draw:text-box>
          </draw:frame>
          <draw:line draw:style-name="gr12" draw:text-style-name="P17" draw:layer="layout" svg:x1="21.2cm" svg:y1="8.7cm" svg:x2="21.2cm" svg:y2="7.8cm">
            <text:p/>
          </draw:line>
        </draw:g>
        <draw:frame draw:style-name="gr15" draw:text-style-name="P18" draw:layer="layout" svg:width="1.18cm" svg:height="0.747cm" svg:x="6.195cm" svg:y="6.204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6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6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6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1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7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7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7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7cm">
          <draw:text-box>
            <text:p><text:span text:style-name="T12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0;width" smil:keyTimes="0;1"/>
                  <anim:animate smil:dur="0.5s" smil:fill="hold" smil:targetElement="id16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xml:id="id23" draw:id="id23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xml:id="id24" draw:id="id24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g>
          <draw:line draw:style-name="gr12" draw:text-style-name="P17" draw:layer="layout" svg:x1="4.801cm" svg:y1="8.8cm" svg:x2="4.801cm" svg:y2="7.9cm">
            <text:p/>
          </draw:line>
          <draw:frame draw:style-name="gr13" draw:text-style-name="P9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20.501cm" svg:y="8.538cm">
            <draw:text-box>
              <text:p>high</text:p>
            </draw:text-box>
          </draw:frame>
          <draw:line draw:style-name="gr12" draw:text-style-name="P17" draw:layer="layout" svg:x1="21.201cm" svg:y1="8.7cm" svg:x2="21.201cm" svg:y2="7.8cm">
            <text:p/>
          </draw:line>
        </draw:g>
        <draw:frame draw:style-name="gr25" draw:text-style-name="P20" xml:id="id25" draw:id="id25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g>
          <draw:line draw:style-name="gr12" draw:text-style-name="P17" draw:layer="layout" svg:x1="4.801cm" svg:y1="8.8cm" svg:x2="4.801cm" svg:y2="7.9cm">
            <text:p/>
          </draw:line>
          <draw:frame draw:style-name="gr13" draw:text-style-name="P9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20.501cm" svg:y="8.538cm">
            <draw:text-box>
              <text:p>high</text:p>
            </draw:text-box>
          </draw:frame>
          <draw:line draw:style-name="gr12" draw:text-style-name="P17" draw:layer="layout" svg:x1="21.201cm" svg:y1="8.7cm" svg:x2="21.201cm" svg:y2="7.8cm">
            <text:p/>
          </draw:lin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26" draw:text-style-name="P20" xml:id="id26" draw:id="id26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xml:id="id27" draw:id="id27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xml:id="id28" draw:id="id28" draw:layer="layout" svg:width="8.3cm" svg:height="1.012cm" svg:x="19.7cm" svg:y="10.588cm">
          <draw:text-box>
            <text:p><text:span text:style-name="T7">mid = (0+9)/2 = 4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 xml:id="id30" draw:id="id30"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g>
          <draw:line draw:style-name="gr12" draw:text-style-name="P17" draw:layer="layout" svg:x1="4.801cm" svg:y1="8.8cm" svg:x2="4.801cm" svg:y2="7.9cm">
            <text:p/>
          </draw:line>
          <draw:frame draw:style-name="gr13" draw:text-style-name="P9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20.501cm" svg:y="8.538cm">
            <draw:text-box>
              <text:p>high</text:p>
            </draw:text-box>
          </draw:frame>
          <draw:line draw:style-name="gr12" draw:text-style-name="P17" draw:layer="layout" svg:x1="21.201cm" svg:y1="8.7cm" svg:x2="21.201cm" svg:y2="7.8cm">
            <text:p/>
          </draw:lin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>
          <draw:line draw:style-name="gr12" draw:text-style-name="P17" draw:layer="layout" svg:x1="12.25cm" svg:y1="8.938cm" svg:x2="12.25cm" svg:y2="8.038cm">
            <text:p/>
          </draw:line>
          <draw:frame draw:style-name="gr28" draw:text-style-name="P9" draw:layer="layout" svg:width="1.522cm" svg:height="0.962cm" svg:x="11.55cm" svg:y="8.838cm">
            <draw:text-box>
              <text:p>mid</text:p>
            </draw:text-box>
          </draw:frame>
        </draw:g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 xml:id="id29" text:id="id29"><text:span text:style-name="T11">1</text:span><text:span text:style-name="T11">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mphasis" presentation:preset-id="ooo-emphasis-bold-reveal">
                  <anim:set smil:dur="indefinite" smil:targetElement="id29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30" smil:keySplines="0,0;0.2,0.5;0.8,0.5;1,0" smil:type="fade" smil:subtype="crossfade" smil:mode="out"/>
                  <anim:animateTransform smil:dur="0.25s" smil:fill="hold" smil:autoReverse="true" smil:targetElement="id3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g>
          <draw:line draw:style-name="gr12" draw:text-style-name="P17" draw:layer="layout" svg:x1="4.801cm" svg:y1="8.8cm" svg:x2="4.801cm" svg:y2="7.9cm">
            <text:p/>
          </draw:line>
          <draw:frame draw:style-name="gr13" draw:text-style-name="P9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20.501cm" svg:y="8.538cm">
            <draw:text-box>
              <text:p>high</text:p>
            </draw:text-box>
          </draw:frame>
          <draw:line draw:style-name="gr12" draw:text-style-name="P17" draw:layer="layout" svg:x1="21.201cm" svg:y1="8.7cm" svg:x2="21.201cm" svg:y2="7.8cm">
            <text:p/>
          </draw:lin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>
          <draw:line draw:style-name="gr12" draw:text-style-name="P17" draw:layer="layout" svg:x1="12.25cm" svg:y1="8.938cm" svg:x2="12.25cm" svg:y2="8.038cm">
            <text:p/>
          </draw:line>
          <draw:frame draw:style-name="gr28" draw:text-style-name="P9" draw:layer="layout" svg:width="1.522cm" svg:height="0.962cm" svg:x="11.55cm" svg:y="8.838cm">
            <draw:text-box>
              <text:p>mid</text:p>
            </draw:text-box>
          </draw:frame>
        </draw:g>
        <draw:frame draw:style-name="gr26" draw:text-style-name="P20" xml:id="id31" draw:id="id31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xml:id="id32" draw:id="id32" draw:layer="layout" svg:width="0.904cm" svg:height="0.988cm" svg:x="17.696cm" svg:y="11.676cm">
          <draw:text-box>
            <text:p><text:span text:style-name="T7">3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g>
          <draw:line draw:style-name="gr12" draw:text-style-name="P17" draw:layer="layout" svg:x1="4.801cm" svg:y1="8.8cm" svg:x2="4.801cm" svg:y2="7.9cm">
            <text:p/>
          </draw:line>
          <draw:frame draw:style-name="gr13" draw:text-style-name="P9" draw:layer="layout" svg:width="1.45cm" svg:height="0.962cm" svg:x="4.101cm" svg:y="8.7cm">
            <draw:text-box>
              <text:p>low</text:p>
            </draw:text-box>
          </draw:frame>
        </draw:g>
        <draw:g xml:id="id33" draw:id="id33">
          <draw:frame draw:style-name="gr14" draw:text-style-name="P9" draw:layer="layout" svg:width="1.696cm" svg:height="0.962cm" svg:x="20.501cm" svg:y="8.538cm">
            <draw:text-box>
              <text:p>high</text:p>
            </draw:text-box>
          </draw:frame>
          <draw:line draw:style-name="gr12" draw:text-style-name="P17" draw:layer="layout" svg:x1="21.201cm" svg:y1="8.7cm" svg:x2="21.201cm" svg:y2="7.8cm">
            <text:p/>
          </draw:lin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>
          <draw:line draw:style-name="gr12" draw:text-style-name="P17" draw:layer="layout" svg:x1="12.25cm" svg:y1="8.938cm" svg:x2="12.25cm" svg:y2="8.038cm">
            <text:p/>
          </draw:line>
          <draw:frame draw:style-name="gr28" draw:text-style-name="P9" draw:layer="layout" svg:width="1.522cm" svg:height="0.962cm" svg:x="11.55cm" svg:y="8.838cm">
            <draw:text-box>
              <text:p>mid</text:p>
            </draw:text-box>
          </draw:frame>
        </draw:g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draw:g xml:id="id34" draw:id="id34">
          <draw:frame draw:style-name="gr14" draw:text-style-name="P9" draw:layer="layout" svg:width="1.696cm" svg:height="0.962cm" svg:x="9.404cm" svg:y="8.738cm">
            <draw:text-box>
              <text:p>high</text:p>
            </draw:text-box>
          </draw:frame>
          <draw:line draw:style-name="gr12" draw:text-style-name="P17" draw:layer="layout" svg:x1="10.104cm" svg:y1="8.9cm" svg:x2="10.104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 xml:id="id36" draw:id="id36">
          <draw:line draw:style-name="gr12" draw:text-style-name="P17" draw:layer="layout" svg:x1="12.25cm" svg:y1="8.938cm" svg:x2="12.25cm" svg:y2="8.038cm">
            <text:p/>
          </draw:line>
          <draw:frame draw:style-name="gr28" draw:text-style-name="P9" draw:layer="layout" svg:width="1.522cm" svg:height="0.962cm" svg:x="11.55cm" svg:y="8.838cm">
            <draw:text-box>
              <text:p>mid</text:p>
            </draw:text-box>
          </draw:frame>
        </draw:g>
        <draw:frame draw:style-name="gr27" draw:text-style-name="P20" draw:layer="layout" svg:width="8.3cm" svg:height="1.012cm" svg:x="19.7cm" svg:y="11.676cm">
          <draw:text-box>
            <text:p xml:id="id35" text:id="id35"><text:span text:style-name="T7">m</text:span><text:span text:style-name="T7">i</text:span><text:span text:style-name="T7">d </text:span><text:span text:style-name="T7">=</text:span><text:span text:style-name="T7"> </text:span><text:span text:style-name="T7">(</text:span><text:span text:style-name="T7">0</text:span><text:span text:style-name="T7">+</text:span><text:span text:style-name="T7">3</text:span><text:span text:style-name="T7">)</text:span><text:span text:style-name="T7">/</text:span><text:span text:style-name="T7">2 </text:span><text:span text:style-name="T7">=</text:span><text:span text:style-name="T7"> </text:span><text:span text:style-name="T7">1</text:span></text:p>
          </draw:text-box>
        </draw:frame>
        <draw:g xml:id="id37" draw:id="id37">
          <draw:line draw:style-name="gr12" draw:text-style-name="P17" draw:layer="layout" svg:x1="6.694cm" svg:y1="9.1cm" svg:x2="6.694cm" svg:y2="8.2cm">
            <text:p/>
          </draw:line>
          <draw:frame draw:style-name="gr28" draw:text-style-name="P9" draw:layer="layout" svg:width="1.522cm" svg:height="0.962cm" svg:x="5.994cm" svg:y="9cm">
            <draw:text-box>
              <text:p>mid</text:p>
            </draw:text-box>
          </draw:frame>
        </draw:g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draw:g>
          <draw:line draw:style-name="gr12" draw:text-style-name="P17" draw:layer="layout" svg:x1="4.802cm" svg:y1="8.8cm" svg:x2="4.802cm" svg:y2="7.9cm">
            <text:p/>
          </draw:line>
          <draw:frame draw:style-name="gr13" draw:text-style-name="P9" draw:layer="layout" svg:width="1.45cm" svg:height="0.962cm" svg:x="4.102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9.405cm" svg:y="8.738cm">
            <draw:text-box>
              <text:p>high</text:p>
            </draw:text-box>
          </draw:frame>
          <draw:line draw:style-name="gr12" draw:text-style-name="P17" draw:layer="layout" svg:x1="10.105cm" svg:y1="8.9cm" svg:x2="10.105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re </text:span><text:span text:style-name="T4">– Binary </text:span><text:span text:style-name="T4">Search </text:span><text:span text:style-name="T5"><text:line-break/></text:span><text:span text:style-name="T5">Con</text:span><text:span text:style-name="T5">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 xml:id="id39" draw:id="id39"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</text:span><text:span text:style-name="T7">o</text:span><text:span text:style-name="T7">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</text:span><text:span text:style-name="T10">rr</text:span><text:span text:style-name="T10">[</text:span><text:span text:style-name="T10">0</text:span><text:span text:style-name="T10">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</text:span><text:span text:style-name="T10">rr</text:span><text:span text:style-name="T10">[</text:span><text:span text:style-name="T10">1</text:span><text:span text:style-name="T10">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</text:span><text:span text:style-name="T10">rr</text:span><text:span text:style-name="T10">[</text:span><text:span text:style-name="T10">2</text:span><text:span text:style-name="T10">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</text:span><text:span text:style-name="T10">rr</text:span><text:span text:style-name="T10">[</text:span><text:span text:style-name="T10">8</text:span><text:span text:style-name="T10">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</text:span><text:span text:style-name="T10">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</text:span><text:span text:style-name="T10">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</text:span><text:span text:style-name="T10">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</text:span><text:span text:style-name="T10">rr</text:span><text:span text:style-name="T10">[</text:span><text:span text:style-name="T10">4</text:span><text:span text:style-name="T10">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</text:span><text:span text:style-name="T10">rr</text:span><text:span text:style-name="T10">[</text:span><text:span text:style-name="T10">3</text:span><text:span text:style-name="T10">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frame draw:style-name="gr15" draw:text-style-name="P18" draw:layer="layout" svg:width="1.18cm" svg:height="0.747cm" svg:x="6.195cm" svg:y="6.205cm">
          <draw:text-box>
            <text:p xml:id="id38" text:id="id38"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</text:span><text:span text:style-name="T11">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</text:span><text:span text:style-name="T11">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</text:span><text:span text:style-name="T11">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g>
          <draw:line draw:style-name="gr12" draw:text-style-name="P17" draw:layer="layout" svg:x1="6.695cm" svg:y1="9.1cm" svg:x2="6.695cm" svg:y2="8.2cm">
            <text:p/>
          </draw:line>
          <draw:frame draw:style-name="gr28" draw:text-style-name="P9" draw:layer="layout" svg:width="1.522cm" svg:height="0.962cm" svg:x="5.995cm" svg:y="9cm">
            <draw:text-box>
              <text:p>mid</text:p>
            </draw:text-box>
          </draw:frame>
        </draw:g>
        <draw:g>
          <draw:line draw:style-name="gr12" draw:text-style-name="P17" draw:layer="layout" svg:x1="4.803cm" svg:y1="8.8cm" svg:x2="4.803cm" svg:y2="7.9cm">
            <text:p/>
          </draw:line>
          <draw:frame draw:style-name="gr13" draw:text-style-name="P9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9.406cm" svg:y="8.738cm">
            <draw:text-box>
              <text:p>high</text:p>
            </draw:text-box>
          </draw:frame>
          <draw:line draw:style-name="gr12" draw:text-style-name="P17" draw:layer="layout" svg:x1="10.106cm" svg:y1="8.9cm" svg:x2="10.106cm" svg:y2="8cm">
            <text:p/>
          </draw:line>
        </draw:g>
        <draw:frame draw:style-name="gr27" draw:text-style-name="P20" draw:layer="layout" svg:width="8.3cm" svg:height="1.012cm" svg:x="19.7cm" svg:y="11.676cm">
          <draw:text-box>
            <text:p><text:span text:style-name="T7">mid = (0+3)/2 = 1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mphasis" presentation:preset-id="ooo-emphasis-bold-reveal">
                  <anim:set smil:dur="indefinite" smil:targetElement="id38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9" smil:keySplines="0,0;0.2,0.5;0.8,0.5;1,0" smil:type="fade" smil:subtype="crossfade" smil:mode="out"/>
                  <anim:animateTransform smil:dur="0.25s" smil:fill="hold" smil:autoReverse="true" smil:targetElement="id39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frame draw:style-name="gr26" draw:text-style-name="P20" xml:id="id40" draw:id="id40" draw:layer="layout" svg:width="0.904cm" svg:height="0.988cm" svg:x="14.9cm" svg:y="12.636cm">
          <draw:text-box>
            <text:p><text:span text:style-name="T7">2</text:span></text:p>
          </draw:text-box>
        </draw:frame>
        <draw:frame draw:style-name="gr26" draw:text-style-name="P20" xml:id="id41" draw:id="id41" draw:layer="layout" svg:width="0.904cm" svg:height="0.988cm" svg:x="17.696cm" svg:y="12.712cm">
          <draw:text-box>
            <text:p><text:span text:style-name="T7">3</text:span></text:p>
          </draw:text-box>
        </draw:frame>
        <draw:g>
          <draw:line draw:style-name="gr12" draw:text-style-name="P17" draw:layer="layout" svg:x1="6.695cm" svg:y1="9.1cm" svg:x2="6.695cm" svg:y2="8.2cm">
            <text:p/>
          </draw:line>
          <draw:frame draw:style-name="gr28" draw:text-style-name="P9" draw:layer="layout" svg:width="1.522cm" svg:height="0.962cm" svg:x="5.995cm" svg:y="9cm">
            <draw:text-box>
              <text:p>mid</text:p>
            </draw:text-box>
          </draw:frame>
        </draw:g>
        <draw:g>
          <draw:line draw:style-name="gr12" draw:text-style-name="P17" draw:layer="layout" svg:x1="4.803cm" svg:y1="8.8cm" svg:x2="4.803cm" svg:y2="7.9cm">
            <text:p/>
          </draw:line>
          <draw:frame draw:style-name="gr13" draw:text-style-name="P9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9.406cm" svg:y="8.738cm">
            <draw:text-box>
              <text:p>high</text:p>
            </draw:text-box>
          </draw:frame>
          <draw:line draw:style-name="gr12" draw:text-style-name="P17" draw:layer="layout" svg:x1="10.106cm" svg:y1="8.9cm" svg:x2="10.106cm" svg:y2="8cm">
            <text:p/>
          </draw:line>
        </draw:g>
        <draw:frame draw:style-name="gr27" draw:text-style-name="P20" draw:layer="layout" svg:width="8.3cm" svg:height="1.012cm" svg:x="19.7cm" svg:y="11.676cm">
          <draw:text-box>
            <text:p><text:span text:style-name="T7">mid = (0+3)/2 = 1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>
          <draw:line draw:style-name="gr12" draw:text-style-name="P17" draw:layer="layout" svg:x1="6.695cm" svg:y1="9.1cm" svg:x2="6.695cm" svg:y2="8.2cm">
            <text:p/>
          </draw:line>
          <draw:frame draw:style-name="gr28" draw:text-style-name="P9" draw:layer="layout" svg:width="1.522cm" svg:height="0.962cm" svg:x="5.995cm" svg:y="9cm">
            <draw:text-box>
              <text:p>mid</text:p>
            </draw:text-box>
          </draw:frame>
        </draw:g>
        <draw:g xml:id="id42" draw:id="id42">
          <draw:line draw:style-name="gr12" draw:text-style-name="P17" draw:layer="layout" svg:x1="4.803cm" svg:y1="8.8cm" svg:x2="4.803cm" svg:y2="7.9cm">
            <text:p/>
          </draw:line>
          <draw:frame draw:style-name="gr13" draw:text-style-name="P9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4" draw:text-style-name="P9" draw:layer="layout" svg:width="1.696cm" svg:height="0.962cm" svg:x="9.406cm" svg:y="8.738cm">
            <draw:text-box>
              <text:p>high</text:p>
            </draw:text-box>
          </draw:frame>
          <draw:line draw:style-name="gr12" draw:text-style-name="P17" draw:layer="layout" svg:x1="10.106cm" svg:y1="8.9cm" svg:x2="10.106cm" svg:y2="8cm">
            <text:p/>
          </draw:line>
        </draw:g>
        <draw:g xml:id="id43" draw:id="id43">
          <draw:line draw:style-name="gr12" draw:text-style-name="P17" draw:layer="layout" svg:x1="8.5cm" svg:y1="8.9cm" svg:x2="8.5cm" svg:y2="8cm">
            <text:p/>
          </draw:line>
          <draw:frame draw:style-name="gr13" draw:text-style-name="P9" draw:layer="layout" svg:width="1.45cm" svg:height="0.962cm" svg:x="7.8cm" svg:y="8.8cm">
            <draw:text-box>
              <text:p>low</text:p>
            </draw:text-box>
          </draw:frame>
        </draw:g>
        <draw:frame draw:style-name="gr26" draw:text-style-name="P20" draw:layer="layout" svg:width="0.904cm" svg:height="0.988cm" svg:x="14.9cm" svg:y="12.636cm">
          <draw:text-box>
            <text:p><text:span text:style-name="T7">2</text:span></text:p>
          </draw:text-box>
        </draw:frame>
        <draw:frame draw:style-name="gr26" draw:text-style-name="P20" draw:layer="layout" svg:width="0.904cm" svg:height="0.988cm" svg:x="17.696cm" svg:y="12.712cm">
          <draw:text-box>
            <text:p><text:span text:style-name="T7">3</text:span></text:p>
          </draw:text-box>
        </draw:frame>
        <draw:frame draw:style-name="gr27" draw:text-style-name="P20" draw:layer="layout" svg:width="8.3cm" svg:height="1.012cm" svg:x="19.7cm" svg:y="11.676cm">
          <draw:text-box>
            <text:p><text:span text:style-name="T7">mid = (0+3)/2 = 1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 xml:id="id45" draw:id="id45"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 xml:id="id44" text:id="id44"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>
          <draw:line draw:style-name="gr12" draw:text-style-name="P17" draw:layer="layout" svg:x1="8cm" svg:y1="9.611cm" svg:x2="8cm" svg:y2="8.2cm">
            <text:p/>
          </draw:line>
          <draw:frame draw:style-name="gr29" draw:text-style-name="P9" draw:layer="layout" svg:width="1.522cm" svg:height="1.508cm" svg:x="7.3cm" svg:y="9.454cm">
            <draw:text-box>
              <text:p>mid</text:p>
            </draw:text-box>
          </draw:frame>
        </draw:g>
        <draw:g>
          <draw:frame draw:style-name="gr14" draw:text-style-name="P9" draw:layer="layout" svg:width="1.696cm" svg:height="0.962cm" svg:x="9.407cm" svg:y="8.738cm">
            <draw:text-box>
              <text:p>high</text:p>
            </draw:text-box>
          </draw:frame>
          <draw:line draw:style-name="gr12" draw:text-style-name="P17" draw:layer="layout" svg:x1="10.107cm" svg:y1="8.9cm" svg:x2="10.107cm" svg:y2="8cm">
            <text:p/>
          </draw:line>
        </draw:g>
        <draw:g>
          <draw:line draw:style-name="gr12" draw:text-style-name="P17" draw:layer="layout" svg:x1="8.501cm" svg:y1="8.9cm" svg:x2="8.501cm" svg:y2="8cm">
            <text:p/>
          </draw:line>
          <draw:frame draw:style-name="gr13" draw:text-style-name="P9" draw:layer="layout" svg:width="1.45cm" svg:height="0.962cm" svg:x="7.801cm" svg:y="8.8cm">
            <draw:text-box>
              <text:p>low</text:p>
            </draw:text-box>
          </draw:frame>
        </draw:g>
        <draw:frame draw:style-name="gr26" draw:text-style-name="P20" draw:layer="layout" svg:width="0.904cm" svg:height="0.988cm" svg:x="14.9cm" svg:y="12.636cm">
          <draw:text-box>
            <text:p><text:span text:style-name="T7">2</text:span></text:p>
          </draw:text-box>
        </draw:frame>
        <draw:frame draw:style-name="gr26" draw:text-style-name="P20" draw:layer="layout" svg:width="0.904cm" svg:height="0.988cm" svg:x="17.696cm" svg:y="12.712cm">
          <draw:text-box>
            <text:p><text:span text:style-name="T7">3</text:span></text:p>
          </draw:text-box>
        </draw:frame>
        <draw:frame draw:style-name="gr27" draw:text-style-name="P20" draw:layer="layout" svg:width="8.3cm" svg:height="1.012cm" svg:x="19.7cm" svg:y="11.676cm">
          <draw:text-box>
            <text:p><text:span text:style-name="T7">mid = (0+3)/2 = 1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draw:frame draw:style-name="gr27" draw:text-style-name="P20" draw:layer="layout" svg:width="8.3cm" svg:height="1.012cm" svg:x="19.7cm" svg:y="12.688cm">
          <draw:text-box>
            <text:p><text:span text:style-name="T7">m</text:span><text:span text:style-name="T7">i</text:span><text:span text:style-name="T7">d </text:span><text:span text:style-name="T7">=</text:span><text:span text:style-name="T7"> </text:span><text:span text:style-name="T7">(</text:span><text:span text:style-name="T7">2</text:span><text:span text:style-name="T7">+</text:span><text:span text:style-name="T7">3</text:span><text:span text:style-name="T7">)</text:span><text:span text:style-name="T7">/</text:span><text:span text:style-name="T7">2 </text:span><text:span text:style-name="T7">=</text:span><text:span text:style-name="T7"> </text:span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mphasis" presentation:preset-id="ooo-emphasis-bold-reveal">
                  <anim:set smil:dur="indefinite" smil:targetElement="id44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5" smil:keySplines="0,0;0.2,0.5;0.8,0.5;1,0" smil:type="fade" smil:subtype="crossfade" smil:mode="out"/>
                  <anim:animateTransform smil:dur="0.25s" smil:fill="hold" smil:autoReverse="true" smil:targetElement="id45" smil:by="1.05,1.05" smil:attributeName="transform" svg:type="sca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>
          <draw:line draw:style-name="gr12" draw:text-style-name="P17" draw:layer="layout" svg:x1="8cm" svg:y1="9.611cm" svg:x2="8cm" svg:y2="8.2cm">
            <text:p/>
          </draw:line>
          <draw:frame draw:style-name="gr29" draw:text-style-name="P9" draw:layer="layout" svg:width="1.522cm" svg:height="1.508cm" svg:x="7.3cm" svg:y="9.454cm">
            <draw:text-box>
              <text:p>mid</text:p>
            </draw:text-box>
          </draw:frame>
        </draw:g>
        <draw:g>
          <draw:frame draw:style-name="gr14" draw:text-style-name="P9" draw:layer="layout" svg:width="1.696cm" svg:height="0.962cm" svg:x="9.407cm" svg:y="8.738cm">
            <draw:text-box>
              <text:p>high</text:p>
            </draw:text-box>
          </draw:frame>
          <draw:line draw:style-name="gr12" draw:text-style-name="P17" draw:layer="layout" svg:x1="10.107cm" svg:y1="8.9cm" svg:x2="10.107cm" svg:y2="8cm">
            <text:p/>
          </draw:line>
        </draw:g>
        <draw:g>
          <draw:line draw:style-name="gr12" draw:text-style-name="P17" draw:layer="layout" svg:x1="8.501cm" svg:y1="8.9cm" svg:x2="8.501cm" svg:y2="8cm">
            <text:p/>
          </draw:line>
          <draw:frame draw:style-name="gr13" draw:text-style-name="P9" draw:layer="layout" svg:width="1.45cm" svg:height="0.962cm" svg:x="7.801cm" svg:y="8.8cm">
            <draw:text-box>
              <text:p>low</text:p>
            </draw:text-box>
          </draw:frame>
        </draw:g>
        <draw:frame draw:style-name="gr26" draw:text-style-name="P20" draw:layer="layout" svg:width="0.904cm" svg:height="0.988cm" svg:x="14.9cm" svg:y="12.636cm">
          <draw:text-box>
            <text:p><text:span text:style-name="T7">2</text:span></text:p>
          </draw:text-box>
        </draw:frame>
        <draw:frame draw:style-name="gr26" draw:text-style-name="P20" draw:layer="layout" svg:width="0.904cm" svg:height="0.988cm" svg:x="17.696cm" svg:y="12.712cm">
          <draw:text-box>
            <text:p><text:span text:style-name="T7">3</text:span></text:p>
          </draw:text-box>
        </draw:frame>
        <draw:frame draw:style-name="gr27" draw:text-style-name="P20" draw:layer="layout" svg:width="8.3cm" svg:height="1.012cm" svg:x="19.7cm" svg:y="11.676cm">
          <draw:text-box>
            <text:p><text:span text:style-name="T7">mid = (0+3)/2 = 1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draw:frame draw:style-name="gr27" draw:text-style-name="P20" draw:layer="layout" svg:width="8.3cm" svg:height="1.012cm" svg:x="19.7cm" svg:y="12.688cm">
          <draw:text-box>
            <text:p><text:span text:style-name="T7">mid = (2+3)/2 = 2</text:span></text:p>
          </draw:text-box>
        </draw:frame>
        <draw:frame draw:style-name="gr26" draw:text-style-name="P20" xml:id="id46" draw:id="id46" draw:layer="layout" svg:width="0.904cm" svg:height="0.988cm" svg:x="14.9cm" svg:y="13.636cm">
          <draw:text-box>
            <text:p><text:span text:style-name="T7">2</text:span></text:p>
          </draw:text-box>
        </draw:frame>
        <draw:frame draw:style-name="gr26" draw:text-style-name="P20" xml:id="id47" draw:id="id47" draw:layer="layout" svg:width="0.904cm" svg:height="0.988cm" svg:x="17.696cm" svg:y="13.712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g>
          <draw:custom-shape draw:style-name="gr6" draw:text-style-name="P12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3" draw:layer="layout" svg:width="3.043cm" svg:height="0.831cm" svg:x="16.457cm" svg:y="3.769cm">
            <draw:text-box>
              <text:p><text:span text:style-name="T9">SIZE = 10</text:span></text:p>
            </draw:text-box>
          </draw:frame>
        </draw:g>
        <draw:g>
          <draw:custom-shape draw:style-name="gr8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cm" svg:height="0.921cm" svg:x="10cm" svg:y="3.88cm">
            <draw:text-box>
              <text:p><text:span text:style-name="T9"><text:s/></text:span><text:span text:style-name="T9">key=5</text:span></text:p>
            </draw:text-box>
          </draw:frame>
        </draw:g>
        <draw:frame draw:style-name="gr23" draw:text-style-name="P20" draw:layer="layout" svg:width="1.59cm" svg:height="0.988cm" svg:x="14.6cm" svg:y="9.6cm">
          <draw:text-box>
            <text:p><text:span text:style-name="T7">low</text:span></text:p>
          </draw:text-box>
        </draw:frame>
        <draw:frame draw:style-name="gr24" draw:text-style-name="P20" draw:layer="layout" svg:width="1.886cm" svg:height="0.988cm" svg:x="17.2cm" svg:y="9.6cm">
          <draw:text-box>
            <text:p><text:span text:style-name="T7">high</text:span></text:p>
          </draw:text-box>
        </draw:frame>
        <draw:g>
          <draw:g>
            <draw:custom-shape draw:style-name="gr10" draw:text-style-name="P15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6" draw:layer="layout" svg:width="2.184cm" svg:height="1cm" draw:transform="rotate (0.515919326889524) translate (3.601cm 7.677cm)">
            <draw:text-box>
              <text:p><text:span text:style-name="T10">arr[0]</text:span></text:p>
            </draw:text-box>
          </draw:frame>
          <draw:frame draw:style-name="gr11" draw:text-style-name="P16" draw:layer="layout" svg:width="2.184cm" svg:height="1cm" draw:transform="rotate (0.515919326889524) translate (5.594cm 7.677cm)">
            <draw:text-box>
              <text:p><text:span text:style-name="T10">arr[1]</text:span></text:p>
            </draw:text-box>
          </draw:frame>
          <draw:frame draw:style-name="gr11" draw:text-style-name="P16" draw:layer="layout" svg:width="2.184cm" svg:height="1cm" draw:transform="rotate (0.515919326889524) translate (7.294cm 7.677cm)">
            <draw:text-box>
              <text:p><text:span text:style-name="T10">arr[2]</text:span></text:p>
            </draw:text-box>
          </draw:frame>
          <draw:frame draw:style-name="gr11" draw:text-style-name="P16" draw:layer="layout" svg:width="2.184cm" svg:height="1cm" draw:transform="rotate (0.515919326889524) translate (18.101cm 7.677cm)">
            <draw:text-box>
              <text:p><text:span text:style-name="T10">arr[8]</text:span></text:p>
            </draw:text-box>
          </draw:frame>
          <draw:frame draw:style-name="gr11" draw:text-style-name="P16" draw:layer="layout" svg:width="2.184cm" svg:height="1cm" draw:transform="rotate (0.515919326889524) translate (16.301cm 7.677cm)">
            <draw:text-box>
              <text:p><text:span text:style-name="T10">arr[7]</text:span></text:p>
            </draw:text-box>
          </draw:frame>
          <draw:frame draw:style-name="gr11" draw:text-style-name="P16" draw:layer="layout" svg:width="2.184cm" svg:height="1cm" draw:transform="rotate (0.515919326889524) translate (14.401cm 7.677cm)">
            <draw:text-box>
              <text:p><text:span text:style-name="T10">arr[6]</text:span></text:p>
            </draw:text-box>
          </draw:frame>
          <draw:frame draw:style-name="gr11" draw:text-style-name="P16" draw:layer="layout" svg:width="2.184cm" svg:height="1cm" draw:transform="rotate (0.515919326889524) translate (12.694cm 7.73cm)">
            <draw:text-box>
              <text:p><text:span text:style-name="T10">arr[5]</text:span></text:p>
            </draw:text-box>
          </draw:frame>
          <draw:frame draw:style-name="gr11" draw:text-style-name="P16" draw:layer="layout" svg:width="2.184cm" svg:height="1cm" draw:transform="rotate (0.515919326889524) translate (10.801cm 7.677cm)">
            <draw:text-box>
              <text:p><text:span text:style-name="T10">arr[4]</text:span></text:p>
            </draw:text-box>
          </draw:frame>
          <draw:frame draw:style-name="gr11" draw:text-style-name="P16" draw:layer="layout" svg:width="2.184cm" svg:height="1cm" draw:transform="rotate (0.515919326889524) translate (9.001cm 7.677cm)">
            <draw:text-box>
              <text:p><text:span text:style-name="T10">arr[3]</text:span></text:p>
            </draw:text-box>
          </draw:frame>
          <draw:frame draw:style-name="gr11" draw:text-style-name="P16" draw:layer="layout" svg:width="2.184cm" svg:height="1cm" draw:transform="rotate (0.515919326889524) translate (19.901cm 7.677cm)">
            <draw:text-box>
              <text:p><text:span text:style-name="T10">arr[9]</text:span></text:p>
            </draw:text-box>
          </draw:frame>
        </draw:g>
        <draw:frame draw:style-name="gr25" draw:text-style-name="P20" draw:layer="layout" svg:width="6.763cm" svg:height="0.988cm" svg:x="19.7cm" svg:y="9.6cm">
          <draw:text-box>
            <text:p><text:span text:style-name="T7">mid = (low+high)/2</text:span></text:p>
          </draw:text-box>
        </draw:frame>
        <draw:frame draw:style-name="gr15" draw:text-style-name="P18" draw:layer="layout" svg:width="1.18cm" svg:height="0.747cm" svg:x="6.195cm" svg:y="6.205cm">
          <draw:text-box>
            <text:p><text:span text:style-name="T11">3</text:span></text:p>
          </draw:text-box>
        </draw:frame>
        <draw:frame draw:style-name="gr16" draw:text-style-name="P18" draw:layer="layout" svg:width="1.178cm" svg:height="0.747cm" svg:x="4.382cm" svg:y="6.201cm">
          <draw:text-box>
            <text:p><text:span text:style-name="T11">2</text:span></text:p>
          </draw:text-box>
        </draw:frame>
        <draw:frame draw:style-name="gr17" draw:text-style-name="P18" draw:layer="layout" svg:width="1.376cm" svg:height="0.747cm" svg:x="7.837cm" svg:y="6.217cm">
          <draw:text-box>
            <text:p><text:span text:style-name="T11">6</text:span></text:p>
          </draw:text-box>
        </draw:frame>
        <draw:frame draw:style-name="gr18" draw:text-style-name="P18" draw:layer="layout" svg:width="1.375cm" svg:height="0.747cm" svg:x="9.656cm" svg:y="6.217cm">
          <draw:text-box>
            <text:p><text:span text:style-name="T11">8</text:span></text:p>
          </draw:text-box>
        </draw:frame>
        <draw:frame draw:style-name="gr19" draw:text-style-name="P18" draw:layer="layout" svg:width="1.436cm" svg:height="0.747cm" svg:x="11.656cm" svg:y="6.217cm">
          <draw:text-box>
            <text:p><text:span text:style-name="T11">10</text:span></text:p>
          </draw:text-box>
        </draw:frame>
        <draw:frame draw:style-name="gr20" draw:text-style-name="P18" draw:layer="layout" svg:width="1.632cm" svg:height="0.866cm" svg:x="16.785cm" svg:y="6.212cm">
          <draw:text-box>
            <text:p><text:span text:style-name="T11">16</text:span></text:p>
          </draw:text-box>
        </draw:frame>
        <draw:frame draw:style-name="gr21" draw:text-style-name="P18" draw:layer="layout" svg:width="1.376cm" svg:height="0.866cm" svg:x="18.62cm" svg:y="6.208cm">
          <draw:text-box>
            <text:p><text:span text:style-name="T11">34</text:span></text:p>
          </draw:text-box>
        </draw:frame>
        <draw:frame draw:style-name="gr17" draw:text-style-name="P18" draw:layer="layout" svg:width="1.376cm" svg:height="0.747cm" svg:x="13.34cm" svg:y="6.208cm">
          <draw:text-box>
            <text:p><text:span text:style-name="T11">12</text:span></text:p>
          </draw:text-box>
        </draw:frame>
        <draw:frame draw:style-name="gr22" draw:text-style-name="P18" draw:layer="layout" svg:width="1.375cm" svg:height="0.866cm" svg:x="15.064cm" svg:y="6.208cm">
          <draw:text-box>
            <text:p><text:span text:style-name="T11">14</text:span></text:p>
          </draw:text-box>
        </draw:frame>
        <draw:frame draw:style-name="gr21" draw:text-style-name="P19" draw:layer="layout" svg:width="1.376cm" svg:height="0.866cm" svg:x="20.424cm" svg:y="6.208cm">
          <draw:text-box>
            <text:p><text:span text:style-name="T12">88</text:span></text:p>
          </draw:text-box>
        </draw:frame>
        <draw:frame draw:style-name="gr26" draw:text-style-name="P20" draw:layer="layout" svg:width="0.904cm" svg:height="0.988cm" svg:x="14.9cm" svg:y="10.512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0.588cm">
          <draw:text-box>
            <text:p><text:span text:style-name="T7">9</text:span></text:p>
          </draw:text-box>
        </draw:frame>
        <draw:frame draw:style-name="gr27" draw:text-style-name="P20" draw:layer="layout" svg:width="8.3cm" svg:height="1.012cm" svg:x="19.7cm" svg:y="10.588cm">
          <draw:text-box>
            <text:p><text:span text:style-name="T7">mid = (0+9)/2 = 4</text:span></text:p>
          </draw:text-box>
        </draw:frame>
        <draw:g>
          <draw:line draw:style-name="gr12" draw:text-style-name="P17" draw:layer="layout" svg:x1="8cm" svg:y1="9.611cm" svg:x2="8cm" svg:y2="8.2cm">
            <text:p/>
          </draw:line>
          <draw:frame draw:style-name="gr29" draw:text-style-name="P9" draw:layer="layout" svg:width="1.522cm" svg:height="1.508cm" svg:x="7.3cm" svg:y="9.454cm">
            <draw:text-box>
              <text:p>mid</text:p>
            </draw:text-box>
          </draw:frame>
        </draw:g>
        <draw:g xml:id="id48" draw:id="id48">
          <draw:frame draw:style-name="gr14" draw:text-style-name="P9" draw:layer="layout" svg:width="1.696cm" svg:height="0.962cm" svg:x="9.407cm" svg:y="8.738cm">
            <draw:text-box>
              <text:p>high</text:p>
            </draw:text-box>
          </draw:frame>
          <draw:line draw:style-name="gr12" draw:text-style-name="P17" draw:layer="layout" svg:x1="10.107cm" svg:y1="8.9cm" svg:x2="10.107cm" svg:y2="8cm">
            <text:p/>
          </draw:line>
        </draw:g>
        <draw:g>
          <draw:line draw:style-name="gr12" draw:text-style-name="P17" draw:layer="layout" svg:x1="8.501cm" svg:y1="8.9cm" svg:x2="8.501cm" svg:y2="8cm">
            <text:p/>
          </draw:line>
          <draw:frame draw:style-name="gr13" draw:text-style-name="P9" draw:layer="layout" svg:width="1.45cm" svg:height="0.962cm" svg:x="7.801cm" svg:y="8.8cm">
            <draw:text-box>
              <text:p>low</text:p>
            </draw:text-box>
          </draw:frame>
        </draw:g>
        <draw:frame draw:style-name="gr26" draw:text-style-name="P20" draw:layer="layout" svg:width="0.904cm" svg:height="0.988cm" svg:x="14.9cm" svg:y="12.636cm">
          <draw:text-box>
            <text:p><text:span text:style-name="T7">2</text:span></text:p>
          </draw:text-box>
        </draw:frame>
        <draw:frame draw:style-name="gr26" draw:text-style-name="P20" draw:layer="layout" svg:width="0.904cm" svg:height="0.988cm" svg:x="17.696cm" svg:y="12.712cm">
          <draw:text-box>
            <text:p><text:span text:style-name="T7">3</text:span></text:p>
          </draw:text-box>
        </draw:frame>
        <draw:frame draw:style-name="gr27" draw:text-style-name="P20" draw:layer="layout" svg:width="8.3cm" svg:height="1.012cm" svg:x="19.7cm" svg:y="11.676cm">
          <draw:text-box>
            <text:p><text:span text:style-name="T7">mid = (0+3)/2 = 1</text:span></text:p>
          </draw:text-box>
        </draw:frame>
        <draw:frame draw:style-name="gr26" draw:text-style-name="P20" draw:layer="layout" svg:width="0.904cm" svg:height="0.988cm" svg:x="14.9cm" svg:y="11.6cm">
          <draw:text-box>
            <text:p><text:span text:style-name="T7">0</text:span></text:p>
          </draw:text-box>
        </draw:frame>
        <draw:frame draw:style-name="gr26" draw:text-style-name="P20" draw:layer="layout" svg:width="0.904cm" svg:height="0.988cm" svg:x="17.696cm" svg:y="11.676cm">
          <draw:text-box>
            <text:p><text:span text:style-name="T7">3</text:span></text:p>
          </draw:text-box>
        </draw:frame>
        <draw:frame draw:style-name="gr27" draw:text-style-name="P20" draw:layer="layout" svg:width="8.3cm" svg:height="1.012cm" svg:x="19.7cm" svg:y="12.688cm">
          <draw:text-box>
            <text:p><text:span text:style-name="T7">mid = (2+3)/2 = 2</text:span></text:p>
          </draw:text-box>
        </draw:frame>
        <draw:frame draw:style-name="gr26" draw:text-style-name="P20" draw:layer="layout" svg:width="0.904cm" svg:height="0.988cm" svg:x="14.9cm" svg:y="13.636cm">
          <draw:text-box>
            <text:p><text:span text:style-name="T7">2</text:span></text:p>
          </draw:text-box>
        </draw:frame>
        <draw:frame draw:style-name="gr26" draw:text-style-name="P20" draw:layer="layout" svg:width="0.904cm" svg:height="0.988cm" svg:x="17.696cm" svg:y="13.712cm">
          <draw:text-box>
            <text:p><text:span text:style-name="T7">1</text:span></text:p>
          </draw:text-box>
        </draw:frame>
        <draw:g xml:id="id49" draw:id="id49">
          <draw:frame draw:style-name="gr14" draw:text-style-name="P9" draw:layer="layout" svg:width="1.696cm" svg:height="0.962cm" svg:x="5.9cm" svg:y="8.838cm">
            <draw:text-box>
              <text:p>high</text:p>
            </draw:text-box>
          </draw:frame>
          <draw:line draw:style-name="gr12" draw:text-style-name="P17" draw:layer="layout" svg:x1="6.6cm" svg:y1="9cm" svg:x2="6.6cm" svg:y2="8.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Time Complexity</text:span></text:p>
          </draw:text-box>
        </draw:frame>
        <draw:frame draw:style-name="gr5" draw:text-style-name="P11" draw:layer="layout" svg:width="3.6cm" svg:height="1.115cm" svg:x="2.4cm" svg:y="3.8cm">
          <draw:text-box>
            <text:p><text:span text:style-name="T8">arr[SIZE] </text:span></text:p>
          </draw:text-box>
        </draw:frame>
        <draw:custom-shape draw:style-name="gr30" draw:text-style-name="P15" draw:layer="layout" svg:width="23.4cm" svg:height="1.4cm" svg:x="2.8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0.853cm" svg:height="0.962cm" svg:x="14cm" svg:y="4.038cm">
          <draw:text-box>
            <text:p>n</text:p>
          </draw:text-box>
        </draw:frame>
        <draw:g>
          <draw:line draw:style-name="gr12" draw:text-style-name="P17" draw:layer="layout" svg:x1="14.5cm" svg:y1="6.5cm" svg:x2="12.7cm" svg:y2="7.9cm">
            <text:p/>
          </draw:line>
          <draw:line draw:style-name="gr12" draw:text-style-name="P17" draw:layer="layout" svg:x1="14.5cm" svg:y1="6.5cm" svg:x2="16.1cm" svg:y2="7.9cm">
            <text:p/>
          </draw:line>
          <draw:line draw:style-name="gr32" draw:text-style-name="P17" draw:layer="layout" svg:x1="14.5cm" svg:y1="6.5cm" svg:x2="14.5cm" svg:y2="5.1cm">
            <text:p/>
          </draw:line>
        </draw:g>
        <draw:custom-shape draw:style-name="gr33" draw:text-style-name="P15" draw:layer="layout" svg:width="10.2cm" svg:height="1.4cm" svg:x="2.7cm" svg:y="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0cm" svg:height="1.4cm" svg:x="16.2cm" svg:y="7.9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17" draw:layer="layout" svg:x1="20.8cm" svg:y1="9.3cm" svg:x2="19cm" svg:y2="10.7cm">
            <text:p/>
          </draw:line>
          <draw:line draw:style-name="gr12" draw:text-style-name="P17" draw:layer="layout" svg:x1="20.8cm" svg:y1="9.3cm" svg:x2="22.4cm" svg:y2="10.7cm">
            <text:p/>
          </draw:line>
          <draw:line draw:style-name="gr32" draw:text-style-name="P17" draw:layer="layout" svg:x1="20.8cm" svg:y1="9.3cm" svg:x2="20.8cm" svg:y2="7.9cm">
            <text:p/>
          </draw:line>
        </draw:g>
        <draw:custom-shape draw:style-name="gr35" draw:text-style-name="P15" draw:layer="layout" svg:width="4.2cm" svg:height="1.2cm" svg:x="2.8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2cm" svg:height="1.2cm" svg:x="8.6cm" svg:y="10.9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17" draw:layer="layout" svg:x1="10.588cm" svg:y1="12.05cm" svg:x2="9cm" svg:y2="13.2cm">
            <text:p/>
          </draw:line>
          <draw:line draw:style-name="gr12" draw:text-style-name="P17" draw:layer="layout" svg:x1="10.588cm" svg:y1="12.05cm" svg:x2="12cm" svg:y2="13.2cm">
            <text:p/>
          </draw:line>
          <draw:line draw:style-name="gr32" draw:text-style-name="P17" draw:layer="layout" svg:x1="10.588cm" svg:y1="12.05cm" svg:x2="10.588cm" svg:y2="10.9cm">
            <text:p/>
          </draw:line>
        </draw:g>
        <draw:custom-shape draw:style-name="gr35" draw:text-style-name="P15" draw:layer="layout" svg:width="4.2cm" svg:height="1.2cm" svg:x="16.2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2cm" svg:height="1.2cm" svg:x="22cm" svg:y="10.9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17" draw:layer="layout" svg:x1="18.388cm" svg:y1="12.05cm" svg:x2="16.8cm" svg:y2="13.2cm">
            <text:p/>
          </draw:line>
          <draw:line draw:style-name="gr12" draw:text-style-name="P17" draw:layer="layout" svg:x1="18.388cm" svg:y1="12.05cm" svg:x2="19.8cm" svg:y2="13.2cm">
            <text:p/>
          </draw:line>
          <draw:line draw:style-name="gr32" draw:text-style-name="P17" draw:layer="layout" svg:x1="18.388cm" svg:y1="12.05cm" svg:x2="18.388cm" svg:y2="10.9cm">
            <text:p/>
          </draw:line>
        </draw:g>
        <draw:g>
          <draw:line draw:style-name="gr12" draw:text-style-name="P17" draw:layer="layout" svg:x1="23.988cm" svg:y1="12.05cm" svg:x2="22.4cm" svg:y2="13.2cm">
            <text:p/>
          </draw:line>
          <draw:line draw:style-name="gr12" draw:text-style-name="P17" draw:layer="layout" svg:x1="23.988cm" svg:y1="12.05cm" svg:x2="25.4cm" svg:y2="13.2cm">
            <text:p/>
          </draw:line>
          <draw:line draw:style-name="gr32" draw:text-style-name="P17" draw:layer="layout" svg:x1="23.988cm" svg:y1="12.05cm" svg:x2="23.988cm" svg:y2="10.9cm">
            <text:p/>
          </draw:line>
        </draw:g>
        <draw:custom-shape draw:style-name="gr36" draw:text-style-name="P15" draw:layer="layout" svg:width="2.188cm" svg:height="1.2cm" svg:x="2.812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188cm" svg:height="1.2cm" svg:x="5.8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188cm" svg:height="1.2cm" svg:x="8.612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188cm" svg:height="1.2cm" svg:x="11.4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188cm" svg:height="1.2cm" svg:x="15.9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188cm" svg:height="1.2cm" svg:x="19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188cm" svg:height="1.2cm" svg:x="21.812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188cm" svg:height="1.2cm" svg:x="24.812cm" svg:y="13.3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1.653cm" svg:height="0.962cm" svg:x="6.747cm" svg:y="7.038cm">
          <draw:text-box>
            <text:p>n/2</text:p>
          </draw:text-box>
        </draw:frame>
        <draw:frame draw:style-name="gr37" draw:text-style-name="P9" draw:layer="layout" svg:width="1.653cm" svg:height="0.962cm" svg:x="3.8cm" svg:y="9.938cm">
          <draw:text-box>
            <text:p>n/4</text:p>
          </draw:text-box>
        </draw:frame>
        <draw:frame draw:style-name="gr37" draw:text-style-name="P9" draw:layer="layout" svg:width="1.053cm" svg:height="0.962cm" svg:x="2.547cm" svg:y="12.438cm">
          <draw:text-box>
            <text:p>1</text:p>
          </draw:text-box>
        </draw:frame>
        <draw:frame draw:style-name="gr37" draw:text-style-name="P9" draw:layer="layout" svg:width="1.053cm" svg:height="0.962cm" svg:x="6.547cm" svg:y="12.338cm">
          <draw:text-box>
            <text:p>1</text:p>
          </draw:text-box>
        </draw:frame>
        <draw:frame draw:style-name="gr37" draw:text-style-name="P9" draw:layer="layout" svg:width="1.653cm" svg:height="0.962cm" svg:x="10cm" svg:y="9.938cm">
          <draw:text-box>
            <text:p>n/4</text:p>
          </draw:text-box>
        </draw:frame>
        <draw:frame draw:style-name="gr37" draw:text-style-name="P9" draw:layer="layout" svg:width="1.052cm" svg:height="0.962cm" svg:x="8.348cm" svg:y="12.338cm">
          <draw:text-box>
            <text:p>1</text:p>
          </draw:text-box>
        </draw:frame>
        <draw:frame draw:style-name="gr37" draw:text-style-name="P9" draw:layer="layout" svg:width="1.053cm" svg:height="0.962cm" svg:x="12.147cm" svg:y="12.4cm">
          <draw:text-box>
            <text:p>1</text:p>
          </draw:text-box>
        </draw:frame>
        <draw:frame draw:style-name="gr37" draw:text-style-name="P9" draw:layer="layout" svg:width="1.053cm" svg:height="0.962cm" svg:x="15.9cm" svg:y="12.338cm">
          <draw:text-box>
            <text:p>1</text:p>
          </draw:text-box>
        </draw:frame>
        <draw:frame draw:style-name="gr37" draw:text-style-name="P9" draw:layer="layout" svg:width="1.053cm" svg:height="0.962cm" svg:x="20cm" svg:y="12.4cm">
          <draw:text-box>
            <text:p>1</text:p>
          </draw:text-box>
        </draw:frame>
        <draw:frame draw:style-name="gr37" draw:text-style-name="P9" draw:layer="layout" svg:width="1.053cm" svg:height="0.962cm" svg:x="21.812cm" svg:y="12.338cm">
          <draw:text-box>
            <text:p>1</text:p>
          </draw:text-box>
        </draw:frame>
        <draw:frame draw:style-name="gr37" draw:text-style-name="P9" draw:layer="layout" svg:width="1.053cm" svg:height="0.962cm" svg:x="25.547cm" svg:y="12.338cm">
          <draw:text-box>
            <text:p>1</text:p>
          </draw:text-box>
        </draw:frame>
        <draw:frame draw:style-name="gr37" draw:text-style-name="P9" draw:layer="layout" svg:width="1.653cm" svg:height="0.962cm" svg:x="20cm" svg:y="6.938cm">
          <draw:text-box>
            <text:p>n/2</text:p>
          </draw:text-box>
        </draw:frame>
        <draw:frame draw:style-name="gr37" draw:text-style-name="P9" draw:layer="layout" svg:width="1.653cm" svg:height="0.962cm" svg:x="17.6cm" svg:y="9.938cm">
          <draw:text-box>
            <text:p>n/4</text:p>
          </draw:text-box>
        </draw:frame>
        <draw:frame draw:style-name="gr37" draw:text-style-name="P9" draw:layer="layout" svg:width="1.653cm" svg:height="0.962cm" svg:x="23.1cm" svg:y="10cm">
          <draw:text-box>
            <text:p>n/4</text:p>
          </draw:text-box>
        </draw:frame>
        <draw:custom-shape draw:style-name="gr38" draw:text-style-name="P12" draw:layer="layout" svg:width="11.8cm" svg:height="1.5cm" svg:x="2.7cm" svg:y="5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.7cm" svg:height="1.4cm" svg:x="2.7cm" svg:y="8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17" draw:layer="layout" svg:x1="5.147cm" svg:y1="9.4cm" svg:x2="3.347cm" svg:y2="10.8cm">
            <text:p/>
          </draw:line>
          <draw:line draw:style-name="gr12" draw:text-style-name="P17" draw:layer="layout" svg:x1="5.147cm" svg:y1="9.4cm" svg:x2="6.747cm" svg:y2="10.8cm">
            <text:p/>
          </draw:line>
          <draw:line draw:style-name="gr32" draw:text-style-name="P17" draw:layer="layout" svg:x1="5.147cm" svg:y1="9.4cm" svg:x2="5.147cm" svg:y2="8cm">
            <text:p/>
          </draw:line>
        </draw:g>
        <draw:custom-shape draw:style-name="gr40" draw:text-style-name="P12" draw:layer="layout" svg:width="2.188cm" svg:height="1.2cm" svg:x="2.8cm" svg:y="10.9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17" draw:layer="layout" svg:x1="4.988cm" svg:y1="12.05cm" svg:x2="3.4cm" svg:y2="13.2cm">
            <text:p/>
          </draw:line>
          <draw:line draw:style-name="gr12" draw:text-style-name="P17" draw:layer="layout" svg:x1="4.988cm" svg:y1="12.05cm" svg:x2="6.4cm" svg:y2="13.2cm">
            <text:p/>
          </draw:line>
          <draw:line draw:style-name="gr32" draw:text-style-name="P17" draw:layer="layout" svg:x1="4.988cm" svg:y1="12.05cm" svg:x2="4.988cm" svg:y2="10.9cm">
            <text:p/>
          </draw:line>
        </draw:g>
        <draw:custom-shape draw:style-name="gr40" draw:text-style-name="P12" draw:layer="layout" svg:width="2.188cm" svg:height="1.2cm" svg:x="2.812cm" svg:y="1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Algorithm -Linear Search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4DT11H57M48S</meta:editing-duration>
    <meta:editing-cycles>157</meta:editing-cycles>
    <meta:generator>LibreOffice/6.4.2.2$Linux_X86_64 LibreOffice_project/40$Build-2</meta:generator>
    <dc:title>Bright Blue</dc:title>
    <dc:date>2020-06-21T20:02:15.827990245</dc:date>
    <meta:document-statistic meta:object-count="983"/>
    <meta:template xlink:type="simple" xlink:actuate="onRequest" xlink:title="Bright Blue" xlink:href="../../Time%20Complexity/R05_Flowchart.odp" meta:date="2020-04-08T20:36:48.497255069"/>
  </office:meta>
</office:document-meta>
</file>